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92000000FC2DC3825C.png" manifest:media-type="image/png"/>
  <manifest:file-entry manifest:full-path="Pictures/1000000100000485000003BD7853304F.png" manifest:media-type="image/png"/>
  <manifest:file-entry manifest:full-path="Pictures/10000001000004870000033ABB3ABA4F.png" manifest:media-type="image/png"/>
  <manifest:file-entry manifest:full-path="Pictures/100000010000048D0000025D7BB389EC.png" manifest:media-type="image/png"/>
  <manifest:file-entry manifest:full-path="Pictures/1000000100000485000003BD2EBC995D.png" manifest:media-type="image/png"/>
  <manifest:file-entry manifest:full-path="Pictures/10000001000005C2000003E7ADF02D1B.png" manifest:media-type="image/png"/>
  <manifest:file-entry manifest:full-path="Pictures/10000001000005C2000003E7E2CB3DA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4.5362in" draw:z-index="0"><draw:image xlink:href="Pictures/10000001000005C2000003E7E2CB3DAF.png" xlink:type="simple" xlink:show="embed" xlink:actuate="onLoad" draw:mime-type="image/png"/></draw:frame></text:p>
      <text:p text:style-name="Standard"/>
      <text:p text:style-name="Standard"><draw:frame draw:style-name="fr1" draw:name="Image2" text:anchor-type="char" svg:width="6.6929in" svg:height="4.5362in" draw:z-index="1"><draw:image xlink:href="Pictures/10000001000005C2000003E7ADF02D1B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3" text:anchor-type="char" svg:width="6.6929in" svg:height="3.4756in" draw:z-index="2"><draw:image xlink:href="Pictures/100000010000048D0000025D7BB389EC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1" draw:name="Image4" text:anchor-type="char" svg:width="6.6929in" svg:height="4.7693in" draw:z-index="3"><draw:image xlink:href="Pictures/10000001000004870000033ABB3ABA4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5" text:anchor-type="char" svg:width="6.6929in" svg:height="5.5354in" draw:z-index="4"><draw:image xlink:href="Pictures/1000000100000485000003BD2EBC995D.png" xlink:type="simple" xlink:show="embed" xlink:actuate="onLoad" draw:mime-type="image/png"/></draw:frame></text:p>
      <text:p text:style-name="Standard"/>
      <text:p text:style-name="Standard"><draw:frame draw:style-name="fr2" draw:name="Image6" text:anchor-type="char" svg:width="6.6929in" svg:height="5.5354in" draw:z-index="5"><draw:image xlink:href="Pictures/1000000100000485000003BD7853304F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1" draw:name="Image7" text:anchor-type="char" svg:width="6.6929in" svg:height="1.4409in" draw:z-index="6"><draw:image xlink:href="Pictures/1000000100000492000000FC2DC3825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1T19:51:43.944139952</meta:creation-date>
    <dc:date>2025-04-11T19:53:25.343386740</dc:date>
    <meta:editing-duration>PT1M41S</meta:editing-duration>
    <meta:editing-cycles>1</meta:editing-cycles>
    <meta:document-statistic meta:table-count="0" meta:image-count="7" meta:object-count="0" meta:page-count="8" meta:paragraph-count="0" meta:word-count="0" meta:character-count="0" meta:non-whitespace-character-count="0"/>
    <meta:generator>LibreOffice/24.2.7.2$Linux_X86_64 LibreOffice_project/420$Build-2</meta:generator>
  </office:meta>
</office:document-meta>
</file>